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344" officeooo:paragraph-rsid="0016e344"/>
    </style:style>
    <style:style style:name="P2" style:family="paragraph" style:parent-style-name="Standard">
      <style:text-properties officeooo:paragraph-rsid="0016e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wnload Link : https://download.documentfoundation.org/libreoffice/stable/</text:p>
      <text:p text:style-name="Standard"><text:line-break/><text:a xlink:type="simple" xlink:href="https://download.documentfoundation.org/libreoffice/stable/25.2.2/deb/x86_64/" text:style-name="Internet_20_link" text:visited-style-name="Visited_20_Internet_20_Link">https://download.documentfoundation.org/libreoffice/stable/25.2.2/deb/x86_64/</text:a></text:p>
      <text:p text:style-name="Standard"/>
      <text:p text:style-name="Standard">The file name is:</text:p>
      <text:p text:style-name="P1"><text:s text:c="8"/>LibreOffice_25.2.2_Linux_x86-64_deb.tar.gz</text:p>
      <text:p text:style-name="Standard"><text:line-break/>Step 1: Copy the File into the Docker Container<text:line-break/>Step 2: Extract and Install LibreOffice<text:line-break/>Step 3: Replace System LibreOffice Binary<text:line-break/>Check current version:<text:line-break/> <text:s text:c="8"/>libreoffice –version</text:p>
      <text:p text:style-name="P2">Rename the old system binary:<text:line-break/> <text:s text:c="6"/>mv /usr/bin/libreoffice /usr/bin/libreoffice-old<text:line-break/><text:line-break/>Link <text:span text:style-name="Source_20_Text">soffice</text:span> if needed:<text:line-break/> <text:s text:c="7"/>ln -s /opt/libreoffice25.2/program/soffice /usr/bin/soffice<text:line-break/><text:line-break/>Link the new binary: <text:line-break/> <text:s text:c="5"/>ln -s /opt/libreoffice25.2/program/soffice /usr/bin/libreoffice<text:line-break/><text:line-break/>Verify Installation:</text:p>
      <text:p text:style-name="Standard"><text:tab/>libreoffice --ver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0:58:17.754016793</meta:creation-date>
    <dc:date>2025-05-19T12:45:02.834501457</dc:date>
    <meta:editing-duration>PT1H36M27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5" meta:character-count="718" meta:non-whitespace-character-count="616"/>
  </office:meta>
</office:document-meta>
</file>